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style:font-name="Ubuntu" fo:font-size="10pt" officeooo:paragraph-rsid="0016189a" style:font-size-asian="10pt" style:font-size-complex="10pt"/>
    </style:style>
    <style:style style:name="P2" style:family="paragraph" style:parent-style-name="Standard">
      <style:text-properties style:font-name="Ubuntu" officeooo:rsid="00144111" officeooo:paragraph-rsid="00144111"/>
    </style:style>
    <style:style style:name="P3" style:family="paragraph" style:parent-style-name="Standard">
      <style:paragraph-properties fo:text-align="justify" style:justify-single-word="false"/>
      <style:text-properties style:font-name="Ubuntu" officeooo:rsid="00144111" officeooo:paragraph-rsid="00144111"/>
    </style:style>
    <style:style style:name="P4" style:family="paragraph" style:parent-style-name="Standard">
      <style:paragraph-properties fo:text-align="justify" style:justify-single-word="false"/>
      <style:text-properties style:font-name="Ubuntu" officeooo:rsid="0016189a" officeooo:paragraph-rsid="0016dd09"/>
    </style:style>
    <style:style style:name="P5" style:family="paragraph" style:parent-style-name="Standard">
      <style:paragraph-properties fo:text-align="justify" style:justify-single-word="false"/>
      <style:text-properties style:font-name="Ubuntu" officeooo:rsid="0016dd09" officeooo:paragraph-rsid="0016dd09"/>
    </style:style>
    <style:style style:name="P6" style:family="paragraph" style:parent-style-name="Standard">
      <style:paragraph-properties fo:text-align="justify" style:justify-single-word="false"/>
      <style:text-properties style:font-name="Ubuntu" officeooo:rsid="0018cc3b" officeooo:paragraph-rsid="0018cc3b"/>
    </style:style>
    <style:style style:name="P7" style:family="paragraph" style:parent-style-name="Standard">
      <style:paragraph-properties fo:text-align="justify" style:justify-single-word="false"/>
      <style:text-properties style:font-name="Ubuntu" officeooo:rsid="001aa7c0" officeooo:paragraph-rsid="001aa7c0"/>
    </style:style>
    <style:style style:name="P8" style:family="paragraph" style:parent-style-name="Standard">
      <style:text-properties style:font-name="Ubuntu" officeooo:rsid="001d650b" officeooo:paragraph-rsid="001d650b"/>
    </style:style>
    <style:style style:name="P9" style:family="paragraph" style:parent-style-name="Standard">
      <style:paragraph-properties fo:text-align="justify" style:justify-single-word="false"/>
      <style:text-properties style:font-name="Ubuntu" officeooo:rsid="001d650b" officeooo:paragraph-rsid="001d650b"/>
    </style:style>
    <style:style style:name="P10" style:family="paragraph" style:parent-style-name="Standard">
      <style:paragraph-properties fo:text-align="justify" style:justify-single-word="false"/>
      <style:text-properties style:font-name="Ubuntu" officeooo:rsid="001ecd32" officeooo:paragraph-rsid="001d650b"/>
    </style:style>
    <style:style style:name="P11" style:family="paragraph" style:parent-style-name="Standard">
      <style:paragraph-properties fo:text-align="justify" style:justify-single-word="false"/>
      <style:text-properties style:font-name="Ubuntu" officeooo:rsid="002706b5" officeooo:paragraph-rsid="002706b5"/>
    </style:style>
    <style:style style:name="P12" style:family="paragraph" style:parent-style-name="Standard">
      <style:paragraph-properties fo:text-align="justify" style:justify-single-word="false"/>
      <style:text-properties style:font-name="Ubuntu" officeooo:rsid="002f87c7" officeooo:paragraph-rsid="002f87c7"/>
    </style:style>
    <style:style style:name="P13" style:family="paragraph" style:parent-style-name="Standard">
      <style:paragraph-properties fo:text-align="justify" style:justify-single-word="false"/>
      <style:text-properties style:font-name="Ubuntu" officeooo:rsid="002ff0ea" officeooo:paragraph-rsid="002ff0ea"/>
    </style:style>
    <style:style style:name="P14" style:family="paragraph" style:parent-style-name="Standard">
      <style:text-properties style:font-name="Ubuntu" officeooo:rsid="00311722" officeooo:paragraph-rsid="00311722"/>
    </style:style>
    <style:style style:name="P15" style:family="paragraph" style:parent-style-name="Standard" style:list-style-name="L1">
      <style:paragraph-properties fo:text-align="justify" style:justify-single-word="false"/>
      <style:text-properties style:font-name="Ubuntu" officeooo:rsid="0016dd09" officeooo:paragraph-rsid="0016dd09"/>
    </style:style>
    <style:style style:name="P16" style:family="paragraph" style:parent-style-name="Standard">
      <style:paragraph-properties fo:text-align="justify" style:justify-single-word="false"/>
      <style:text-properties style:font-name="Ubuntu" officeooo:rsid="002db7ec" officeooo:paragraph-rsid="00144111"/>
    </style:style>
    <style:style style:name="P17" style:family="paragraph" style:parent-style-name="Standard" style:list-style-name="L2">
      <style:paragraph-properties fo:text-align="justify" style:justify-single-word="false"/>
      <style:text-properties style:font-name="Ubuntu" officeooo:rsid="002706b5" officeooo:paragraph-rsid="002706b5"/>
    </style:style>
    <style:style style:name="P18" style:family="paragraph" style:parent-style-name="Standard" style:list-style-name="L2">
      <style:paragraph-properties fo:text-align="justify" style:justify-single-word="false"/>
      <style:text-properties style:font-name="Ubuntu" officeooo:rsid="002a0a0a" officeooo:paragraph-rsid="002a0a0a"/>
    </style:style>
    <style:style style:name="P19" style:family="paragraph" style:parent-style-name="Standard" style:list-style-name="L2">
      <style:paragraph-properties fo:text-align="justify" style:justify-single-word="false"/>
      <style:text-properties style:font-name="Ubuntu" officeooo:rsid="002c3e06" officeooo:paragraph-rsid="002c3e06"/>
    </style:style>
    <style:style style:name="P20" style:family="paragraph" style:parent-style-name="Standard">
      <style:paragraph-properties fo:text-align="justify" style:justify-single-word="false"/>
      <style:text-properties style:font-name="Ubuntu" officeooo:rsid="002c3e06" officeooo:paragraph-rsid="002c3e06"/>
    </style:style>
    <style:style style:name="P21" style:family="paragraph" style:parent-style-name="Standard">
      <style:paragraph-properties fo:text-align="justify" style:justify-single-word="false"/>
      <style:text-properties style:font-name="Ubuntu" officeooo:rsid="002f87c7" officeooo:paragraph-rsid="002f87c7"/>
    </style:style>
    <style:style style:name="P22" style:family="paragraph" style:parent-style-name="Standard">
      <style:paragraph-properties fo:text-align="justify" style:justify-single-word="false"/>
      <style:text-properties style:font-name="Ubuntu" officeooo:rsid="0036e73e" officeooo:paragraph-rsid="0036e73e"/>
    </style:style>
    <style:style style:name="P23" style:family="paragraph" style:parent-style-name="Standard">
      <style:paragraph-properties fo:text-align="justify" style:justify-single-word="false"/>
      <style:text-properties style:font-name="Ubuntu" officeooo:rsid="00382f12" officeooo:paragraph-rsid="00382f12"/>
    </style:style>
    <style:style style:name="P24" style:family="paragraph" style:parent-style-name="Standard">
      <style:paragraph-properties fo:text-align="justify" style:justify-single-word="false"/>
      <style:text-properties style:font-name="Ubuntu" officeooo:rsid="00382f12" officeooo:paragraph-rsid="0038bf4d"/>
    </style:style>
    <style:style style:name="P25" style:family="paragraph" style:parent-style-name="Standard">
      <style:paragraph-properties fo:text-align="justify" style:justify-single-word="false"/>
      <style:text-properties style:font-name="Ubuntu" officeooo:rsid="003a625e" officeooo:paragraph-rsid="003a625e"/>
    </style:style>
    <style:style style:name="P26" style:family="paragraph" style:parent-style-name="Standard">
      <style:paragraph-properties fo:text-align="center" style:justify-single-word="false"/>
      <style:text-properties style:font-name="Ubuntu" fo:font-size="16pt" fo:font-weight="bold" officeooo:rsid="00144111" officeooo:paragraph-rsid="00144111" style:font-size-asian="16pt" style:font-weight-asian="bold" style:font-size-complex="16pt" style:font-weight-complex="bold"/>
    </style:style>
    <style:style style:name="P27" style:family="paragraph" style:parent-style-name="Standard">
      <style:paragraph-properties fo:text-align="justify" style:justify-single-word="false"/>
      <style:text-properties style:font-name="Ubuntu" officeooo:rsid="001d650b" officeooo:paragraph-rsid="001d650b"/>
    </style:style>
    <style:style style:name="P28" style:family="paragraph" style:parent-style-name="Standard">
      <style:paragraph-properties fo:text-align="justify" style:justify-single-word="false"/>
      <style:text-properties style:font-name="Ubuntu" officeooo:rsid="001ecd32" officeooo:paragraph-rsid="001d650b"/>
    </style:style>
    <style:style style:name="P29" style:family="paragraph" style:parent-style-name="Heading_20_1" style:list-style-name=""/>
    <style:style style:name="P30" style:family="paragraph" style:parent-style-name="Heading_20_1">
      <style:paragraph-properties fo:break-before="page"/>
    </style:style>
    <style:style style:name="T1" style:family="text">
      <style:text-properties officeooo:rsid="0016189a"/>
    </style:style>
    <style:style style:name="T2" style:family="text">
      <style:text-properties officeooo:rsid="001ecd32"/>
    </style:style>
    <style:style style:name="T3" style:family="text">
      <style:text-properties officeooo:rsid="0028ceee"/>
    </style:style>
    <style:style style:name="T4" style:family="text">
      <style:text-properties officeooo:rsid="002b82bc"/>
    </style:style>
    <style:style style:name="T5" style:family="text">
      <style:text-properties officeooo:rsid="002db7ec"/>
    </style:style>
    <style:style style:name="T6" style:family="text">
      <style:text-properties officeooo:rsid="002ff0ea"/>
    </style:style>
    <style:style style:name="T7" style:family="text">
      <style:text-properties officeooo:rsid="0033b3da"/>
    </style:style>
    <style:style style:name="T8" style:family="text">
      <style:text-properties officeooo:rsid="003533d6"/>
    </style:style>
    <style:style style:name="T9" style:family="text">
      <style:text-properties officeooo:rsid="0038bf4d"/>
    </style:style>
    <style:style style:name="T10" style:family="text">
      <style:text-properties officeooo:rsid="003b84a1"/>
    </style:style>
    <style:style style:name="T11" style:family="text">
      <style:text-properties officeooo:rsid="003f4ed8"/>
    </style:style>
    <style:style style:name="T12" style:family="text">
      <style:text-properties officeooo:rsid="003f5453"/>
    </style:style>
    <style:style style:name="T13" style:family="text">
      <style:text-properties officeooo:rsid="0040a4bb"/>
    </style:style>
    <style:style style:name="T14" style:family="text">
      <style:text-properties officeooo:rsid="0042494d"/>
    </style:style>
    <style:style style:name="T15" style:family="text">
      <style:text-properties officeooo:rsid="0043dd3e"/>
    </style:style>
    <style:style style:name="T16" style:family="text">
      <style:text-properties officeooo:rsid="0045b7ef"/>
    </style:style>
    <style:style style:name="T17" style:family="text">
      <style:text-properties fo:font-weight="bold" style:font-weight-asian="bold" style:font-weight-complex="bold"/>
    </style:style>
    <style:style style:name="T18" style:family="text">
      <style:text-properties fo:font-style="italic" officeooo:rsid="003b84a1"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3b84a1"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78661792" text:id="ct78661792">
          <text:insertion>
            <office:change-info>
              <dc:creator>Auteur inconnu</dc:creator>
              <dc:date>2013-12-13T01:18:00</dc:date>
            </office:change-info>
          </text:insertion>
        </text:changed-region>
        <text:changed-region xml:id="ct67843952" text:id="ct67843952">
          <text:insertion>
            <office:change-info>
              <dc:creator>Auteur inconnu</dc:creator>
              <dc:date>2013-12-13T01: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OJET MORSE <text:span text:style-name="T6">EN JAVA </text:span>– LPSIL G<text:span text:style-name="T6">énie </text:span>L<text:span text:style-name="T6">ogiciel</text:span></text:p>
      <text:p text:style-name="P2"/>
      <text:p text:style-name="P14">Equipe Projet Maîtrise d’œuvre :</text:p>
      <text:p text:style-name="P2">Kévin MASCHTALER – Pascal CHEVALLOT</text:p>
      <text:p text:style-name="P2"/>
      <text:h text:style-name="Heading_20_1" text:outline-level="1"><text:span text:style-name="T3">1) - </text:span>Réunion Lancement Projet 17/10/2013</text:h>
      <text:p text:style-name="P8"/>
      <text:p text:style-name="P3">Le but de ce projet est de traduire un fichier texte en un fichier Morse et inversement. Il est vivement recommandé de décomposer le projet en plusieurs parties :</text:p>
      <text:p text:style-name="P3">- les fonctions de base,</text:p>
      <text:p text:style-name="P3">- les fonctions de haut niveau</text:p>
      <text:p text:style-name="P3">- et enfin l’application.</text:p>
      <text:p text:style-name="P3"/>
      <text:p text:style-name="P3">Le projet doit entre autres :</text:p>
      <text:p text:style-name="P3">1. Construire une liste de conversions à partir d’un fichier qui contient le code Morse.</text:p>
      <text:p text:style-name="P3">Une conversion est une structure qui contient la lettre et son code Morse.</text:p>
      <text:p text:style-name="P3">2. Effectuer des opérations de base sur cette liste de conversions,</text:p>
      <text:p text:style-name="P3">3. Effectuer des opérations de haut niveau telles que : l’insertion d’un code, la suppression d’un code, la recherche d’un code dans une liste,....etc.</text:p>
      <text:p text:style-name="P3">4. Traduire un fichier texte en un fichier Morse et inversement, traduire un fichier Morse</text:p>
      <text:p text:style-name="P3">en un fichier texte en utilisant la liste de conversions.</text:p>
      <text:p text:style-name="P3">Extension : utiliser une interface graphique pour gérer la traduction.</text:p>
      <text:p text:style-name="P3"/>
      <text:h text:style-name="Heading_20_2" text:outline-level="2">Plan de travail :</text:h>
      <text:p text:style-name="P13">A l'initialisation du projet, l'équipe de maîtrise d’œuvre prévoit le développement de :</text:p>
      <text:p text:style-name="P4">- 1 classe 'Morse' avec :</text:p>
      <text:list xml:id="list7519302404641213179" text:style-name="L1">
        <text:list-item>
          <text:p text:style-name="P15">table de conversions « lettre ↔ morse » = solution à définir : tableau ? Java.util.ArrayList ? <text:span text:style-name="T16">Tree ? Map ?</text:span></text:p>
        </text:list-item>
        <text:list-item>
          <text:p text:style-name="P15">Fonctions de base : ajouter, retirer une ligne dans le dictionnaire de conversions ; trouver les correspondances entre les deux langues.</text:p>
        </text:list-item>
      </text:list>
      <text:p text:style-name="P5"/>
      <text:p text:style-name="P6">- 1 application console 'convertisseurMorse' où l'utilisateur saisira le texte à traduire.</text:p>
      <text:p text:style-name="P7">- s<text:span text:style-name="T6">i possible, </text:span>1 application graphique 'convertisseurGraphiqueMorse' de type 'Google Translate'.</text:p>
      <text:p text:style-name="P3"/>
      <text:p text:style-name="P3">- <text:span text:style-name="T5">Gestion du projet : l'équipe de maîtrise d’œuvre utilisera le logiciel libre GIT afin de maîtriser, de façon décentralisée, l'évolution des versions du logiciel, tout au long du développement. Elle s'appuiera en outre sur le service d'hébergement de GITHUB (</text:span><text:a xlink:type="simple" xlink:href="https://github.com/"><text:span text:style-name="T5">https://github.com</text:span></text:a><text:span text:style-name="T5">).</text:span></text:p>
      <text:p text:style-name="P16">- La branche principale du projet se trouve à l'adresse :</text:p>
      <text:p text:style-name="P12"><text:a xlink:type="simple" xlink:href="https://github.com/Kmaschta/lp_morse"><text:span text:style-name="T5">h</text:span></text:a><text:a xlink:type="simple" xlink:href="https://github.com/Kmaschta/lp_morse">ttps://github.com/Kmaschta/lp_morse</text:a></text:p>
      <text:p text:style-name="P12">- <text:span text:style-name="T7">Le fork du projet se trouve à l'adresse :</text:span></text:p>
      <text:p text:style-name="P12"><text:a xlink:type="simple" xlink:href="https://github.com/pchevallot/lp_morse">https://github.com/pchevallot/lp_morse</text:a></text:p>
      <text:p text:style-name="P12"/>
      <text:p text:style-name="P23"/>
      <text:h text:style-name="P29" text:outline-level="1"/>
      <text:h text:style-name="P30" text:outline-level="1"><text:span text:style-name="T3">2) - </text:span>Réunion de travail sur le code – 15/11/2013</text:h>
      <text:p text:style-name="P9"/>
      <text:p text:style-name="P9">- le choix de <text:span text:style-name="T19">HashMap</text:span> (tableau dynamique associatif) est confirmé <text:span text:style-name="T11">(ArrayList n'est pas retenu : le fait de redimensionner demande beaucoup de ressources)</text:span> : <text:span text:style-name="T12">il nous apparaît en effet particulièrement bien adapté à notre problématique de dictionnaire. C'est en outre un</text:span> <text:span text:style-name="T10">algorithme très performant qui </text:span><text:span text:style-name="T20">associe une clé à une valeur</text:span><text:span text:style-name="T10">. HashMap utilise une table de hachage pour implémenter l'interface Map. HashMap assure des requêtes en temps constant : cela peut s'avérer performant dans le cas où le texte à traduire est volumineux.</text:span></text:p>
      <text:p text:style-name="P9"><text:change-start text:change-id="ct78661792"/></text:p>
      <text:p text:style-name="P9"><text:change-end text:change-id="ct78661792"/>- <text:span text:style-name="T2">réalisation de la fonction initDictionary et du dictionnaire Alpĥabet – Morse dans un fichier 'dict.ini' : cette fonction permet d'initialiser la classe Morse grâce au fichier 'dict.ini' qui contient la lettre ou le caractère, ainsi que son code morse associé. Utilisation de la fonction 'enregistre' pour charger les conversions ('put').</text:span></text:p>
      <text:p text:style-name="P10"><text:change-start text:change-id="ct67843952"/></text:p>
      <text:p text:style-name="P10"><text:change-end text:change-id="ct67843952"/>- réalisation de la fonction readFile : grâce à la classe Scanner, on crée un flux de lecture de fichier pour charger dans une chaîne le fichier à traduire.</text:p>
      <text:p text:style-name="P10"/>
      <text:p text:style-name="P10"/>
      <text:p text:style-name="P10"/>
      <text:h text:style-name="Heading_20_1" text:outline-level="1"><text:span text:style-name="T3">3) - </text:span>Réunion de travail sur le code – 22/11/2013</text:h>
      <text:p text:style-name="P11"/>
      <text:p text:style-name="P11">Réalisation de :</text:p>
      <text:list xml:id="list5889470056388293344" text:style-name="L2">
        <text:list-item>
          <text:p text:style-name="P17">de la fonction alphaToMorseChar</text:p>
        </text:list-item>
        <text:list-item>
          <text:p text:style-name="P17">de la fonction morseToAlphaChar</text:p>
        </text:list-item>
        <text:list-item>
          <text:p text:style-name="P17">de la fonction alphaToMorse</text:p>
        </text:list-item>
        <text:list-item>
          <text:p text:style-name="P17">de la fonction morseToAlpha</text:p>
        </text:list-item>
        <text:list-item>
          <text:p text:style-name="P17">de la fonction getDictionnary <text:span text:style-name="T4">en utilisant l'interface Map.Entry : affiche le dictionnaire</text:span></text:p>
        </text:list-item>
        <text:list-item>
          <text:p text:style-name="P18">de la fonction addToDictionnary : <text:span text:style-name="T8">ajout d'un élément au dictionnaire</text:span></text:p>
        </text:list-item>
        <text:list-item>
          <text:p text:style-name="P18">de la fonction removeFromDictionnary : <text:span text:style-name="T8">suppression d'un élément au dictionnaire</text:span></text:p>
        </text:list-item>
        <text:list-item>
          <text:p text:style-name="P19">de la fonction alphaToMorseFile</text:p>
        </text:list-item>
        <text:list-item>
          <text:p text:style-name="P19">de la fonction morseToAlphaFile</text:p>
        </text:list-item>
      </text:list>
      <text:p text:style-name="P20"/>
      <text:p text:style-name="P20"/>
      <text:p text:style-name="P20"/>
      <text:h text:style-name="Heading_20_1" text:outline-level="1">4) – Réunion de travail sur le code – 10/12/2013</text:h>
      <text:p text:style-name="P22"/>
      <text:p text:style-name="P23">Corrections et ajouts de fonctions dans l'interface graphique IHM :</text:p>
      <text:p text:style-name="P23">- <text:span text:style-name="T13">Zone de saisie libre pour traduction.</text:span></text:p>
      <text:p text:style-name="P23">- Connexion des boutons « Traduire » aux méthodes de la classe Morse.</text:p>
      <text:p text:style-name="P23"/>
      <text:p text:style-name="P23"/>
      <text:p text:style-name="P23"/>
      <text:h text:style-name="Heading_20_1" text:outline-level="1"><text:soft-page-break/>5) – Réunion de travail sur le code – 11/12/2013</text:h>
      <text:p text:style-name="P23"/>
      <text:p text:style-name="P24"><text:span text:style-name="T9">A</text:span>jouts de fonctions dans l<text:span text:style-name="T9">'</text:span>IHM :</text:p>
      <text:p text:style-name="P24">- <text:span text:style-name="T9">Chargement du dictionnaire avec affichage du message de bon chargement.</text:span></text:p>
      <text:p text:style-name="P24">- <text:span text:style-name="T9">Ouvrir fichier *.txt ou *.morse pour traduction automatique avec enregistrement du fichier traduit au même niveau que le fichier à traduire.</text:span></text:p>
      <text:p text:style-name="P24"/>
      <text:p text:style-name="P24"/>
      <text:h text:style-name="Heading_20_1" text:outline-level="1">6) – Réunion de travail sur le code – 12/12/2013</text:h>
      <text:p text:style-name="P25"/>
      <text:p text:style-name="P25">- Corrections pour la détection automatique des fichiers *.txt et *.morse.</text:p>
      <text:p text:style-name="P25">- Ajout d'une zone avec un ascenseur JscrollPane pour l'affichage du dictionnaire <text:span text:style-name="T14">dans l'interface.</text:span></text:p>
      <text:p text:style-name="P25">- <text:span text:style-name="T15">Affichage de la réussite / de l'échec de la traduction, ainsi que le chemin où est enregistré le fichier tradu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fo:font-size="10pt" officeooo:paragraph-rsid="0016189a" style:font-size-asian="10pt" style:font-size-complex="10pt"/>
    </style:style>
    <style:style style:name="MT1" style:family="text">
      <style:text-properties officeooo:rsid="0016189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pan text:style-name="MT1">Licence Professionnelle SIL Génie Logiciel – Kévin Maschtaler – Pascal Chevallot - </text:span><text:span text:style-name="MT1"><text:date style:data-style-name="N37" text:date-value="2013-10-17T17:30:12.989999866" text:fixed="true">17/10/13</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7T16:46:10</meta:creation-date>
    <dc:date>2013-12-13T01:19:22.421267381</dc:date>
    <meta:editing-duration>PT2H49M19S</meta:editing-duration>
    <meta:editing-cycles>46</meta:editing-cycles>
    <meta:generator>LibreOffice/4.1.3.2$Linux_X86_64 LibreOffice_project/410m0$Build-2</meta:generator>
    <dc:title>Projet Convertisseur Morse</dc:title>
    <meta:document-statistic meta:table-count="0" meta:image-count="0" meta:object-count="0" meta:page-count="3" meta:paragraph-count="56" meta:word-count="722" meta:character-count="4537" meta:non-whitespace-character-count="3869"/>
  </office:meta>
</office:document-meta>
</file>

<file path=VersionList.xml><?xml version="1.0" encoding="utf-8"?>
<VL:version-list xmlns:dc="http://purl.org/dc/elements/1.1/" xmlns:VL="http://openoffice.org/2001/versions-list">
  <VL:version-entry VL:title="Version1" VL:comment="Pascal CHEVALLOT - 20131117" VL:creator="" dc:date-time="2013-11-17T18:39:02"/>
  <VL:version-entry VL:title="Version2" VL:comment="Pascal CHEVALLOT" VL:creator="" dc:date-time="2013-12-13T00:17:42"/>
</VL:version-list>
</file>